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4mm"/>
    </style:style>
    <style:style style:name="co2" style:family="table-column">
      <style:table-column-properties fo:break-before="auto" style:column-width="211.95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95.44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PageStyle_5f_2019-2020">
      <style:table-properties table:display="true" style:writing-mode="lr-tb"/>
    </style:style>
    <style:style style:name="ce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7927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792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7927" style:text-outline="false" style:text-line-through-style="none" style:text-line-through-type="none" style:font-name="Calibri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bold" style:font-name-complex="Calib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2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7927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9-2020" table:style-name="ta1" table:print-ranges="'2019-2020'.A1:'2019-2020'.C48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/>
          <table:table-cell table:style-name="ce1" office:value-type="string" calcext:value-type="string">
            <text:p>Sistemas Distribuídos 2019/20 - Meta 1</text:p>
          </table:table-cell>
          <table:table-cell table:style-name="ce1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Nome:</text:p>
          </table:table-cell>
          <table:table-cell table:style-name="ce2" office:value-type="string" calcext:value-type="string">
            <text:p>Aluno de SD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Número de Aluno:</text:p>
          </table:table-cell>
          <table:table-cell table:style-name="ce2" office:value-type="float" office:value="2019987654" calcext:value-type="float">
            <text:p>2019987654</text:p>
          </table:table-cell>
          <table:table-cell table:style-name="ce2" table:number-columns-repeated="1021"/>
        </table:table-row>
        <table:table-row table:style-name="ro2">
          <table:table-cell table:style-name="ce2" table:formula="of:=[.A5]+[.A18]+[.A25]+[.A31]" office:value-type="float" office:value="100" calcext:value-type="float">
            <text:p>100</text:p>
          </table:table-cell>
          <table:table-cell table:style-name="ce4" office:value-type="string" calcext:value-type="string">
            <text:p>Nota Final:</text:p>
          </table:table-cell>
          <table:table-cell table:style-name="ce2" table:formula="of:=[.C5]+[.C18]+[.C25]+[.C31]+[.C37]+[.C43]" office:value-type="float" office:value="100" calcext:value-type="float">
            <text:p>100</text:p>
          </table:table-cell>
          <table:table-cell table:style-name="ce2" table:number-columns-repeated="1021"/>
        </table:table-row>
        <table:table-row table:style-name="ro1">
          <table:table-cell table:style-name="ce1" table:formula="of:=SUM([.A6:.A17])" office:value-type="float" office:value="46" calcext:value-type="float">
            <text:p>46</text:p>
          </table:table-cell>
          <table:table-cell table:style-name="ce5" office:value-type="string" calcext:value-type="string">
            <text:p>Requisitos Funcionais</text:p>
          </table:table-cell>
          <table:table-cell table:style-name="ce1" table:formula="of:=SUM([.C6:.C17])" office:value-type="float" office:value="46" calcext:value-type="float">
            <text:p>46</text:p>
          </table:table-cell>
          <table:table-cell table:style-name="ce1"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egistar novo utilizador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cesso protegido com password (exceto pesquisas)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ndexar novo URL introduzido por administrador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ndexar iterativamente ou recursivamente todos os URLs encontrados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esquisar páginas que contenham um conjunto de palavra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esultados ordenados por número de ligações para cada página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nsultar lista de páginas com ligações para uma página específica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onsultar lista de pesquisas feitas pelo próprio utilizador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ar privilégios de administrador a um utilizador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ágina de administração atualizada em tempo real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Falta o top 10 de pesquisas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tificação imediata de privilégios de administrador (online users)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trega posterior de notificações (offline users)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table:style-name="ce1" table:formula="of:=SUM([.A19:.A24])" office:value-type="float" office:value="24" calcext:value-type="float">
            <text:p>24</text:p>
          </table:table-cell>
          <table:table-cell table:style-name="ce5" office:value-type="string" calcext:value-type="string">
            <text:p>Tratamento de Exceções</text:p>
          </table:table-cell>
          <table:table-cell table:style-name="ce1" table:formula="of:=SUM([.C19:.C24])" office:value-type="float" office:value="24" calcext:value-type="float">
            <text:p>24</text:p>
          </table:table-cell>
          <table:table-cell table:style-name="ce31"/>
          <table:table-cell table:style-name="ce1"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varia de um servidor RMI não tem efeito visível nos clientes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secundário testa e substitui o primário em caso de avaria longa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m caso de avaria longa os clientes RMI ligam ao secundário (sessão mantida)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varias temporárias (&lt;30s) dos servidores multicast são invisíveis para clientes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são garantidamente processados por N&gt;=1 servidores multicast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de indexação são respondidos apenas por um servidor multicast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table:formula="of:=SUM([.A26:.A30])" office:value-type="float" office:value="20" calcext:value-type="float">
            <text:p>20</text:p>
          </table:table-cell>
          <table:table-cell table:style-name="ce5" office:value-type="string" calcext:value-type="string">
            <text:p>Failover</text:p>
          </table:table-cell>
          <table:table-cell table:style-name="ce1" table:formula="of:=SUM([.C26:.C30])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O serviço funciona se houver pelo menos um servidor multicast disponível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s servidores multicast recuperam de disco o seu estado se avariarem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ada servidor multicast replica a sua parte do índice por outros servidores (TCP)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style-name="ce13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ada servidor distribui URLs para serem indexados por outros servidores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O DO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dor RMI original, quando recupera, torna-se secundário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table:formula="of:=SUM([.A32:.A36])" office:value-type="float" office:value="10" calcext:value-type="float">
            <text:p>10</text:p>
          </table:table-cell>
          <table:table-cell table:style-name="ce5" office:value-type="string" calcext:value-type="string">
            <text:p>Relatório</text:p>
          </table:table-cell>
          <table:table-cell table:style-name="ce1" table:formula="of:=SUM([.C32:.C36])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rquitetura de software detalhadamente descrita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Paulinhoooo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UDP (protocolo multicast, etc.)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Paulinhoooo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RMI (interface, javadocs, etc.)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Paulinhoooo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stribuição de tarefas pelos elementos do grupo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Paulinhoooo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es de software (tabela com descrição + pass/fail de cada teste)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Paulinhooo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Extra (até 5 pontos)</text:p>
          </table:table-cell>
          <table:table-cell table:style-name="ce1" table:formula="of:=SUM([.C38:.C42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3">
          <table:table-cell/>
          <table:table-cell table:style-name="ce9" office:value-type="string" calcext:value-type="string">
            <text:p>Servidores multicast replicam o índice repartido em grupos (5p)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Balanceamento da carga dos servidores multicast (3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Pesquisas avançadas e algoritmos de ranking de páginas (4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STONITH nos servidores RMI (3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RRA à pata no protocolo UDP (com tabela de respostas) (?p)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Pontos Obrigatórios</text:p>
          </table:table-cell>
          <table:table-cell table:style-name="ce1" table:formula="of:=SUM([.C44:.C48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Pontualidade (-10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 projeto corre distribuído por várias máquinas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ação não requer recompilação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aplicação não apresenta erros/exceções/avarias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ódigo legível e bem comentado (-5)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No dia da defesa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Os estudantes chegam 15 minutos antes para prepararem tu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zem duas máquinas (e.g., dois portátei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1 corre 1 servidor multicast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2 corre 1 servidor multicast, 2 servidores RMI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á dados de teste (três utilizadores e o índice contém dezenas de páginas)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2019-2020'.$A$1" table:cell-range-address="$'2019-2020'.$A$1:.$C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2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-00-0000</text:date>, <text:time style:data-style-name="N2" text:time-value="13:17:58.479549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9-2020" style:display-name="PageStyle_2019-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cides Fonseca</meta:initial-creator>
    <meta:print-date>2016-09-26T11:13:55</meta:print-date>
    <meta:creation-date>2012-10-17T10:28:10</meta:creation-date>
    <dc:date>2019-10-25T19:12:47.279026870</dc:date>
    <meta:generator>LibreOffice/6.0.7.3$Linux_X86_64 LibreOffice_project/00m0$Build-3</meta:generator>
    <meta:editing-duration>PT4H22M54S</meta:editing-duration>
    <meta:editing-cycles>4</meta:editing-cycles>
    <meta:document-statistic meta:table-count="1" meta:cell-count="1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